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b2e8a" officeooo:paragraph-rsid="00194ce8"/>
    </style:style>
    <style:style style:name="P2" style:family="paragraph" style:parent-style-name="Standard">
      <style:text-properties officeooo:paragraph-rsid="00194ce8"/>
    </style:style>
    <style:style style:name="P3" style:family="paragraph" style:parent-style-name="Subtitle">
      <style:text-properties officeooo:rsid="001b2e8a" officeooo:paragraph-rsid="00194ce8"/>
    </style:style>
    <style:style style:name="P4" style:family="paragraph" style:parent-style-name="Text_20_body">
      <style:text-properties officeooo:rsid="00194ce8" officeooo:paragraph-rsid="00194ce8"/>
    </style:style>
    <style:style style:name="P5" style:family="paragraph" style:parent-style-name="Text_20_body">
      <style:text-properties officeooo:paragraph-rsid="00194ce8"/>
    </style:style>
    <style:style style:name="P6" style:family="paragraph" style:parent-style-name="Title">
      <style:text-properties officeooo:rsid="001b2e8a" officeooo:paragraph-rsid="00194ce8"/>
    </style:style>
    <style:style style:name="P7" style:family="paragraph" style:parent-style-name="Heading_20_1">
      <style:text-properties officeooo:rsid="00194ce8" officeooo:paragraph-rsid="00194ce8"/>
    </style:style>
    <style:style style:name="P8" style:family="paragraph" style:parent-style-name="Standard">
      <style:text-properties officeooo:paragraph-rsid="00194ce8"/>
    </style:style>
    <style:style style:name="P9" style:family="paragraph" style:parent-style-name="Standard">
      <style:text-properties officeooo:rsid="001ab8db" officeooo:paragraph-rsid="001ab8db"/>
    </style:style>
    <style:style style:name="P10" style:family="paragraph" style:parent-style-name="Standard">
      <style:text-properties officeooo:rsid="001b7233" officeooo:paragraph-rsid="001b7233"/>
    </style:style>
    <style:style style:name="P11" style:family="paragraph" style:parent-style-name="Standard">
      <style:text-properties officeooo:paragraph-rsid="001b7233"/>
    </style:style>
    <style:style style:name="T1" style:family="text">
      <style:text-properties officeooo:rsid="00194ce8"/>
    </style:style>
    <style:style style:name="T2" style:family="text">
      <style:text-properties officeooo:rsid="001b7233"/>
    </style:style>
    <style:style style:name="T3" style:family="text">
      <style:text-properties officeooo:rsid="001ce2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L – Tutorial <text:span text:style-name="T1">8</text:span></text:p>
      <text:p text:style-name="P3">COMP2007</text:p>
      <text:h text:style-name="P7" text:outline-level="1">Prolog:</text:h>
      <text:p text:style-name="P2">1. Why is <text:span text:style-name="T2">prolog</text:span> insufficient to model the real world?</text:p>
      <text:p text:style-name="P2"/>
      <text:p text:style-name="P11"><text:span text:style-name="T2">Prolog is finite and kinda unchanging (montonic) the real world is changing and a quite complicated.</text:span></text:p>
      <text:p text:style-name="P2"/>
      <text:p text:style-name="P2">2. What is the problem with negation in Prolog?</text:p>
      <text:p text:style-name="P2"/>
      <text:p text:style-name="P9">Prolog can only be used to prove positive things, because it only knows about what you give it. If it doesn’t have any info on it, then it must be false, but that isn’t necessarily correct.</text:p>
      <text:p text:style-name="P2"/>
      <text:p text:style-name="P2">3. How is inequality implemented in Prolog?</text:p>
      <text:p text:style-name="P9">By negation.</text:p>
      <text:p text:style-name="P2"/>
      <text:p text:style-name="P2">4. What are the two types of statements used in Prolog programs? Note that some people also consider queries to be a separate type of statement.</text:p>
      <text:p text:style-name="P2"/>
      <text:p text:style-name="P9">Rules </text:p>
      <text:p text:style-name="P9">Facts</text:p>
      <text:p text:style-name="P9">Not queries, </text:p>
      <text:p text:style-name="P2"/>
      <text:p text:style-name="P2">5. Is Prolog well suited for dealing with complex mathematical problems involving infinite datasets? Justify your answer.</text:p>
      <text:p text:style-name="P2"/>
      <text:p text:style-name="P10">Monotonic reasoning. Facts don’t change. If its true it stays true forever. The world is non-monotonic facts change. This is a limitation of prolog.</text:p>
      <text:p text:style-name="P2"/>
      <text:p text:style-name="P9">No. it only deals with the finite data you provide it with. Using rules maybe could be represented but probably not. Also not the easisest for performing mathematical calculations.</text:p>
      <text:p text:style-name="P2"/>
      <text:p text:style-name="P2">6. How does non-monotonic reasoning reduce the suitability of a language for rapid prototyping?</text:p>
      <text:p text:style-name="P2"><text:soft-page-break/></text:p>
      <text:p text:style-name="P10">When you are prototyping things will be changing. Changing facts and rules might mean the result from your prototype is invalid.</text:p>
      <text:p text:style-name="P2"/>
      <text:p text:style-name="P2">7. Can Prolog handle non-monotonic problems?</text:p>
      <text:p text:style-name="P2"/>
      <text:p text:style-name="P10">Not well. It does have assert and retract to add and remove facts and rules.</text:p>
      <text:p text:style-name="P10">If things change fast it doesn’t really work.</text:p>
      <text:p text:style-name="P2"/>
      <text:p text:style-name="P2">8. Is Prolog well suited for rapid prototyping?</text:p>
      <text:p text:style-name="P2"/>
      <text:p text:style-name="P10">All facts have to be defined. Have to be redifiend for every prototype.</text:p>
      <text:p text:style-name="P2"/>
      <text:p text:style-name="P2">9. What is the difference between forward and backward chaining?</text:p>
      <text:p text:style-name="P2"/>
      <text:p text:style-name="P10">Forwards chaining uses the known facts <text:span text:style-name="T3">to derive as much information as possible (BFS, iterative) Backwards chaining works backwards from the goal and tries to make relavant facts and rules that match to part of the goal (DFS, recursive)</text:span></text:p>
      <text:p text:style-name="P2"/>
      <text:p text:style-name="P2">10. How have the resource limitations affected the overall design of Prolog?</text:p>
      <text:p text:style-name="P2"/>
      <text:p text:style-name="P10">Iteration can make time infinite. Can run forever.</text:p>
      <text:p text:style-name="P10">Recursion is always finite in time. Will succeed or fail, not run forever.</text:p>
      <text:h text:style-name="P7" text:outline-level="1">Programming Assignment</text:h>
      <text:p text:style-name="P5"><text:span text:style-name="T1">For this task, you will need “gprolog”, and </text:span><text:a xlink:type="simple" xlink:href="http://www.gprolog.org/manual/gprolog.html" text:style-name="Internet_20_link" text:visited-style-name="Visited_20_Internet_20_Link"><text:span text:style-name="T1">this manual on Prolog</text:span></text:a>.</text:p>
      <text:p text:style-name="P4">Implement <text:a xlink:type="simple" xlink:href="https://en.wikipedia.org/wiki/Fizz_buzz" text:style-name="Internet_20_link" text:visited-style-name="Visited_20_Internet_20_Link">fizz buzz</text:a> in prolog up to the number 1000 (yes, one thousand).</text:p>
      <text:p text:style-name="P4">Along with your reflection, the weekly question is:</text:p>
      <text:p text:style-name="P4">Was fizz buzz easier or harder to implement in Prolog? Why or why not?</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erif" fo:font-size="12pt" fo:language="en" fo:country="AU" style:letter-kerning="true" style:font-name-asian="Noto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en" fo:country="AU" style:letter-kerning="true" style:font-name-asian="Noto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5T11:13:02.784516568</meta:creation-date>
    <dc:date>2021-10-11T11:57:20.704314897</dc:date>
    <meta:editing-duration>PT27M58S</meta:editing-duration>
    <meta:editing-cycles>2</meta:editing-cycles>
    <meta:generator>LibreOffice/6.4.7.2$Linux_X86_64 LibreOffice_project/40$Build-2</meta:generator>
    <meta:document-statistic meta:table-count="0" meta:image-count="0" meta:object-count="0" meta:page-count="2" meta:paragraph-count="33" meta:word-count="401" meta:character-count="2380" meta:non-whitespace-character-count="2009"/>
  </office:meta>
</office:document-meta>
</file>